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7bc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pt show *xmlpatt* <text:s text:c="2"/><text:span text:style-name="T1">Поиск в репозитории</text:span></text:p>
      <text:p text:style-name="Standard">sudo apt-get install qtbase5-examples qtbase5-doc-html</text:p>
      <text:p text:style-name="Standard"/>
      <text:p text:style-name="Standard">mingw</text:p>
      <text:p text:style-name="Standard">sudo apt install g++-mingw-w6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21:17:25.738458939</meta:creation-date>
    <dc:date>2024-06-20T05:41:01.219755972</dc:date>
    <meta:editing-duration>PT57M21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6" meta:character-count="129" meta:non-whitespace-character-count="115"/>
  </office:meta>
</office:document-meta>
</file>